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2.236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5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96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2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47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6cm" svg:stroke-color="#ab1942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4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6cm" svg:stroke-color="#0066cc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fo:min-height="0.324cm"/>
    </style:style>
    <style:style style:name="gr15" style:family="graphic" style:parent-style-name="objectwithoutfill">
      <style:graphic-properties svg:stroke-width="0cm" svg:stroke-color="#111111" draw:marker-start-width="0.2cm" draw:marker-end="Arrowheads_20_1" draw:marker-end-width="0.2cm" draw:fill="none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8pt" style:font-size-asian="8pt" style:font-size-complex="8pt"/>
    </style:style>
    <style:style style:name="P3" style:family="paragraph">
      <style:paragraph-properties fo:text-align="start" style:writing-mode="lr-tb"/>
      <style:text-properties fo:color="#009933" fo:font-size="8pt" style:font-size-asian="8pt" style:font-size-complex="8pt"/>
    </style:style>
    <style:style style:name="P4" style:family="paragraph">
      <style:paragraph-properties fo:text-align="start" style:writing-mode="lr-tb"/>
      <style:text-properties fo:color="#0066cc"/>
    </style:style>
    <style:style style:name="P5" style:family="paragraph">
      <style:paragraph-properties fo:text-align="start" style:writing-mode="lr-tb"/>
      <style:text-properties fo:color="#0066cc"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fo:color="#ffffff" style:font-name="Computer Modern1" fo:font-size="8pt" style:font-size-asian="8pt" style:font-name-complex="Computer Modern1" style:font-size-complex="8pt"/>
    </style:style>
    <style:style style:name="T2" style:family="text">
      <style:text-properties fo:color="#000000" style:font-name="Computer Modern1" fo:font-size="8pt" style:font-size-asian="8pt" style:font-name-complex="Computer Modern1" style:font-size-complex="8pt"/>
    </style:style>
    <style:style style:name="T3" style:family="text">
      <style:text-properties fo:color="#ab1942" style:font-name="Arial2" fo:font-size="8pt" style:font-size-asian="8pt" style:font-name-complex="Arial2" style:font-size-complex="8pt"/>
    </style:style>
    <style:style style:name="T4" style:family="text">
      <style:text-properties fo:color="#009933" style:font-name="Arial2" fo:font-size="8pt" style:font-size-asian="8pt" style:font-name-complex="Arial2" style:font-size-complex="8pt"/>
    </style:style>
    <style:style style:name="T5" style:family="text">
      <style:text-properties fo:color="#0066cc" style:font-name="Arial2" fo:font-size="8pt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.102cm" svg:height="0.336cm" svg:x="13.999cm" svg:y="0.19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2cm" svg:y="0.19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4cm" svg:y="0.19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6cm" svg:y="0.19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8cm" svg:y="0.19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cm" svg:y="0.19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2cm" svg:y="0.19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4cm" svg:y="0.19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6cm" svg:y="0.19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8cm" svg:y="0.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cm" svg:y="0.20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2cm" svg:y="0.20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4cm" svg:y="0.20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5cm" svg:y="0.20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7cm" svg:y="0.20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8cm" svg:y="0.20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9cm" svg:y="0.21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cm" svg:y="0.21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1cm" svg:y="0.21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2cm" svg:y="0.21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3cm" svg:y="0.21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2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2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2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5cm" svg:y="0.22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5cm" svg:y="0.2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5cm" svg:y="0.23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3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3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3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3cm" svg:y="0.24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2cm" svg:y="0.24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1cm" svg:y="0.24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cm" svg:y="0.24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9cm" svg:y="0.24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8cm" svg:y="0.25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7cm" svg:y="0.25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5cm" svg:y="0.25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4cm" svg:y="0.25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2cm" svg:y="0.25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cm" svg:y="0.25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8cm" svg:y="0.2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6cm" svg:y="0.26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4cm" svg:y="0.26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2cm" svg:y="0.26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cm" svg:y="0.26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8cm" svg:y="0.26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6cm" svg:y="0.26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4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2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9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7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5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3cm" svg:y="0.26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1cm" svg:y="0.26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9cm" svg:y="0.26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7cm" svg:y="0.26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5cm" svg:y="0.26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3cm" svg:y="0.26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1cm" svg:y="0.2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9cm" svg:y="0.25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7cm" svg:y="0.25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5cm" svg:y="0.25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4cm" svg:y="0.25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2cm" svg:y="0.25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1cm" svg:y="0.25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cm" svg:y="0.24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9cm" svg:y="0.24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8cm" svg:y="0.24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7cm" svg:y="0.24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6cm" svg:y="0.24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3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3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3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4cm" svg:y="0.23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4cm" svg:y="0.2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4cm" svg:y="0.22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2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2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2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6cm" svg:y="0.21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7cm" svg:y="0.21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8cm" svg:y="0.21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9cm" svg:y="0.21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cm" svg:y="0.21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1cm" svg:y="0.20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2cm" svg:y="0.20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4cm" svg:y="0.20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5cm" svg:y="0.20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7cm" svg:y="0.20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9cm" svg:y="0.20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1cm" svg:y="0.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3cm" svg:y="0.19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5cm" svg:y="0.19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7cm" svg:y="0.19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9cm" svg:y="0.197cm">
          <draw:text-box>
            <text:p text:style-name="P1"><text:span text:style-name="T1">generateCo de</text:span></text:p>
          </draw:text-box>
        </draw:frame>
        <draw:frame draw:style-name="gr2" draw:text-style-name="P1" draw:layer="layout" svg:width="2.236cm" svg:height="0.971cm" svg:x="13.993cm" svg:y="0.526cm">
          <draw:text-box>
            <text:p text:style-name="P1"><text:span text:style-name="T1">generateCo de</text:span></text:p>
          </draw:text-box>
        </draw:frame>
        <draw:path draw:style-name="gr3" draw:layer="layout" svg:width="1.782cm" svg:height="1.782cm" svg:x="0.167cm" svg:y="1.029cm" svg:viewBox="0 0 1783 1783" svg:d="m1783 892c0-493-399-892-891-892-493 0-892 399-892 892 0 492 399 891 892 891 492 0 891-399 891-891z">
          <text:p/>
        </draw:path>
        <draw:path draw:style-name="gr3" draw:layer="layout" svg:width="1.782cm" svg:height="1.782cm" svg:x="4.667cm" svg:y="1.029cm" svg:viewBox="0 0 1783 1783" svg:d="m1783 892c0-493-399-892-891-892-493 0-892 399-892 892 0 492 399 891 892 891 492 0 891-399 891-891z">
          <text:p/>
        </draw:path>
        <draw:frame draw:style-name="gr4" draw:layer="layout" svg:width="1.717cm" svg:height="0.336cm" svg:x="0.227cm" svg:y="1.796cm">
          <draw:text-box>
            <text:p text:style-name="P1"><text:span text:style-name="T2">FlatMachine</text:span></text:p>
          </draw:text-box>
        </draw:frame>
        <draw:frame draw:style-name="gr5" draw:layer="layout" svg:width="1.187cm" svg:height="0.336cm" svg:x="5.011cm" svg:y="1.823cm">
          <draw:text-box>
            <text:p text:style-name="P1"><text:span text:style-name="T2">Machine</text:span></text:p>
          </draw:text-box>
        </draw:frame>
        <draw:path draw:style-name="gr3" draw:layer="layout" svg:width="2.884cm" svg:height="0.432cm" svg:x="1.842cm" svg:y="1.036cm" svg:viewBox="0 0 2885 433" svg:d="m0 433c991-572 1943-572 2885-28">
          <text:p/>
        </draw:path>
        <draw:path draw:style-name="gr6" draw:layer="layout" svg:width="0.084cm" svg:height="0.111cm" svg:x="4.652cm" svg:y="1.36cm" svg:viewBox="0 0 85 112" svg:d="m65 0c-9 23 12 77 20 86-12-2-69 7-85 26">
          <text:p/>
        </draw:path>
        <draw:frame draw:style-name="gr7" draw:layer="layout" svg:width="2.572cm" svg:height="0.336cm" svg:x="2.809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1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3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5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7cm" svg:y="0.86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9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1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3cm" svg:y="0.86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5cm" svg:y="0.86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7cm" svg:y="0.86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9cm" svg:y="0.86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1cm" svg:y="0.8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3cm" svg:y="0.87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4cm" svg:y="0.87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6cm" svg:y="0.87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7cm" svg:y="0.87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8cm" svg:y="0.87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9cm" svg:y="0.8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cm" svg:y="0.88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1cm" svg:y="0.88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2cm" svg:y="0.88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88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8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8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4cm" svg:y="0.89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4cm" svg:y="0.89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4cm" svg:y="0.89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90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90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90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2cm" svg:y="0.90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1cm" svg:y="0.9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cm" svg:y="0.91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9cm" svg:y="0.91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8cm" svg:y="0.91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7cm" svg:y="0.91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6cm" svg:y="0.91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4cm" svg:y="0.92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3cm" svg:y="0.92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1cm" svg:y="0.92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9cm" svg:y="0.92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7cm" svg:y="0.92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5cm" svg:y="0.92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3cm" svg:y="0.92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1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9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7cm" svg:y="0.93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5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3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1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9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6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4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2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cm" svg:y="0.93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8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6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4cm" svg:y="0.92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2cm" svg:y="0.92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cm" svg:y="0.92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8cm" svg:y="0.92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6cm" svg:y="0.92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4cm" svg:y="0.92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3cm" svg:y="0.92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1cm" svg:y="0.91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cm" svg:y="0.91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9cm" svg:y="0.91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8cm" svg:y="0.91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7cm" svg:y="0.91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6cm" svg:y="0.9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5cm" svg:y="0.90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90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90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90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3cm" svg:y="0.89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3cm" svg:y="0.89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3cm" svg:y="0.89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8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8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88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5cm" svg:y="0.88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6cm" svg:y="0.88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7cm" svg:y="0.88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8cm" svg:y="0.8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9cm" svg:y="0.87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cm" svg:y="0.87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1cm" svg:y="0.87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3cm" svg:y="0.87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4cm" svg:y="0.87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6cm" svg:y="0.8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8cm" svg:y="0.86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cm" svg:y="0.86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2cm" svg:y="0.86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4cm" svg:y="0.86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6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8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cm" svg:y="0.86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2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4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6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9cm" svg:y="0.897cm">
          <draw:text-box>
            <text:p text:style-name="P1"><text:span text:style-name="T2">construct/validate</text:span></text:p>
          </draw:text-box>
        </draw:frame>
        <draw:path draw:style-name="gr3" draw:layer="layout" svg:width="2.883cm" svg:height="0.432cm" svg:x="1.891cm" svg:y="2.373cm" svg:viewBox="0 0 2884 433" svg:d="m2884 0c-990 572-1942 572-2884 28">
          <text:p/>
        </draw:path>
        <draw:path draw:style-name="gr8" draw:layer="layout" svg:width="0.084cm" svg:height="0.112cm" svg:x="1.88cm" svg:y="2.369cm" svg:viewBox="0 0 85 113" svg:d="m20 113c9-23-11-77-20-87 13 3 70-7 85-26">
          <text:p/>
        </draw:path>
        <draw:frame draw:style-name="gr9" draw:layer="layout" svg:width="0.857cm" svg:height="0.336cm" svg:x="2.927cm" svg:y="2.64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9cm" svg:y="2.641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31cm" svg:y="2.641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33cm" svg:y="2.641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35cm" svg:y="2.642cm">
          <draw:text-box>
            <text:p text:style-name="P1"><text:span text:style-name="T1">reve rt</text:span></text:p>
          </draw:text-box>
        </draw:frame>
        <draw:frame draw:style-name="gr9" draw:layer="layout" svg:width="0.946cm" svg:height="0.336cm" svg:x="2.937cm" svg:y="2.642cm">
          <draw:text-box>
            <text:p text:style-name="P1"><text:span text:style-name="T1">reve rt</text:span></text:p>
          </draw:text-box>
        </draw:frame>
        <draw:frame draw:style-name="gr9" draw:layer="layout" svg:width="0.946cm" svg:height="0.336cm" svg:x="2.939cm" svg:y="2.643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42cm" svg:y="2.644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3cm" svg:y="2.645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45cm" svg:y="2.646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47cm" svg:y="2.64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9cm" svg:y="2.64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1cm" svg:y="2.6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2cm" svg:y="2.65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4cm" svg:y="2.65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5cm" svg:y="2.65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6cm" svg:y="2.65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7cm" svg:y="2.65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8cm" svg:y="2.66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9cm" svg:y="2.66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cm" svg:y="2.66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6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6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7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2cm" svg:y="2.674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2cm" svg:y="2.676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2cm" svg:y="2.67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8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8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cm" svg:y="2.68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9cm" svg:y="2.68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8cm" svg:y="2.69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7cm" svg:y="2.69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6cm" svg:y="2.69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5cm" svg:y="2.69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4cm" svg:y="2.69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2cm" svg:y="2.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1cm" svg:y="2.70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9cm" svg:y="2.70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7cm" svg:y="2.704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45cm" svg:y="2.706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43cm" svg:y="2.70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2cm" svg:y="2.708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39cm" svg:y="2.709cm">
          <draw:text-box>
            <text:p text:style-name="P1"><text:span text:style-name="T1">reve rt</text:span></text:p>
          </draw:text-box>
        </draw:frame>
        <draw:frame draw:style-name="gr9" draw:layer="layout" svg:width="0.946cm" svg:height="0.336cm" svg:x="2.937cm" svg:y="2.709cm">
          <draw:text-box>
            <text:p text:style-name="P1"><text:span text:style-name="T1">reve rt</text:span></text:p>
          </draw:text-box>
        </draw:frame>
        <draw:frame draw:style-name="gr9" draw:layer="layout" svg:width="0.946cm" svg:height="0.336cm" svg:x="2.935cm" svg:y="2.71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33cm" svg:y="2.71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31cm" svg:y="2.711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29cm" svg:y="2.71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7cm" svg:y="2.71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4cm" svg:y="2.71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2cm" svg:y="2.71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cm" svg:y="2.7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8cm" svg:y="2.7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6cm" svg:y="2.70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4cm" svg:y="2.709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12cm" svg:y="2.708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1cm" svg:y="2.70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8cm" svg:y="2.706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6cm" svg:y="2.704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4cm" svg:y="2.70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2cm" svg:y="2.702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01cm" svg:y="2.7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899cm" svg:y="2.69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8cm" svg:y="2.697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897cm" svg:y="2.695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896cm" svg:y="2.69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5cm" svg:y="2.69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4cm" svg:y="2.68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3cm" svg:y="2.68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8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8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1cm" svg:y="2.67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1cm" svg:y="2.676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1cm" svg:y="2.674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7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6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6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3cm" svg:y="2.66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4cm" svg:y="2.66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5cm" svg:y="2.66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6cm" svg:y="2.659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897cm" svg:y="2.657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898cm" svg:y="2.65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9cm" svg:y="2.65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1cm" svg:y="2.65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2cm" svg:y="2.65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04cm" svg:y="2.649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06cm" svg:y="2.64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8cm" svg:y="2.646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cm" svg:y="2.645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12cm" svg:y="2.644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14cm" svg:y="2.64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6cm" svg:y="2.64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8cm" svg:y="2.64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cm" svg:y="2.64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2cm" svg:y="2.64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4cm" svg:y="2.64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7cm" svg:y="2.676cm">
          <draw:text-box>
            <text:p text:style-name="P1"><text:span text:style-name="T2">revert</text:span></text:p>
          </draw:text-box>
        </draw:frame>
        <draw:polygon draw:style-name="gr10" draw:layer="layout" svg:width="1.386cm" svg:height="0.681cm" svg:x="2.701cm" svg:y="0.2cm" svg:viewBox="0 0 1387 682" draw:points="0,0 1387,0 1387,682 0,682">
          <text:p/>
        </draw:polygon>
        <draw:frame draw:style-name="gr11" draw:text-style-name="P2" draw:layer="layout" svg:width="0.963cm" svg:height="0.335cm" svg:x="2.885cm" svg:y="0.37cm">
          <draw:text-box draw:corner-radius="1.445cm">
            <text:p text:style-name="P1"><text:span text:style-name="T3">Inverter</text:span></text:p>
          </draw:text-box>
        </draw:frame>
        <draw:frame draw:style-name="gr11" draw:text-style-name="P2" draw:layer="layout" svg:width="1.784cm" svg:height="0.335cm" svg:x="2.386cm" svg:y="1.751cm">
          <draw:text-box draw:corner-radius="1.445cm">
            <text:p text:style-name="P1"><text:span text:style-name="T4">equalityCheck</text:span></text:p>
          </draw:text-box>
        </draw:frame>
        <draw:frame draw:style-name="gr11" draw:text-style-name="P3" draw:layer="layout" svg:width="1.272cm" svg:height="0.335cm" svg:x="0.379cm" svg:y="1.416cm">
          <draw:text-box draw:corner-radius="1.445cm">
            <text:p text:style-name="P1"><text:span text:style-name="T4">generated</text:span></text:p>
          </draw:text-box>
        </draw:frame>
        <draw:polygon draw:style-name="gr12" draw:layer="layout" svg:width="1.729cm" svg:height="0.436cm" svg:x="0.608cm" svg:y="3.656cm" svg:viewBox="0 0 1730 437" draw:points="0,0 1730,0 1730,437 0,437">
          <text:p/>
        </draw:polygon>
        <draw:frame draw:style-name="gr13" draw:text-style-name="P5" draw:layer="layout" svg:width="1.673cm" svg:height="0.335cm" svg:x="0.687cm" svg:y="3.758cm">
          <draw:text-box draw:corner-radius="1.445cm">
            <text:p text:style-name="P4"><text:span text:style-name="T5">Boost.Graph</text:span></text:p>
          </draw:text-box>
        </draw:frame>
        <draw:frame draw:style-name="gr14" draw:text-style-name="P1" draw:layer="layout" svg:width="2.275cm" svg:height="0.324cm" svg:x="0.411cm" svg:y="3.148cm">
          <draw:text-box>
            <text:p text:style-name="P1"><text:span text:style-name="T4">correctnessCheck</text:span></text:p>
          </draw:text-box>
        </draw:frame>
        <draw:line draw:style-name="gr15" draw:text-style-name="P6" draw:layer="layout" svg:x1="1.37cm" svg:y1="3.656cm" svg:x2="1.37cm" svg:y2="2.7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.1cm" fo:margin-right="0.1cm" fo:page-width="6.604cm" fo:page-height="4.2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2-25T22:17:50.699131880</dc:date>
    <dc:creator>Benjamin Haßel</dc:creator>
    <meta:editing-duration>PT3M43S</meta:editing-duration>
    <meta:editing-cycles>4</meta:editing-cycles>
    <meta:document-statistic meta:object-count="315"/>
  </office:meta>
</office:document-meta>
</file>